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43b" officeooo:paragraph-rsid="0013443b"/>
    </style:style>
    <style:style style:name="P2" style:family="paragraph" style:parent-style-name="Standard">
      <style:text-properties officeooo:rsid="0013443b" officeooo:paragraph-rsid="0013443b"/>
    </style:style>
    <style:style style:name="P3" style:family="paragraph" style:parent-style-name="Standard">
      <style:text-properties officeooo:rsid="0014d2db" officeooo:paragraph-rsid="0013443b"/>
    </style:style>
    <style:style style:name="P4" style:family="paragraph" style:parent-style-name="Standard">
      <style:text-properties officeooo:rsid="0014d2db" officeooo:paragraph-rsid="0014d2db"/>
    </style:style>
    <style:style style:name="P5" style:family="paragraph" style:parent-style-name="Standard" style:list-style-name="L1">
      <style:text-properties officeooo:rsid="0014d2db" officeooo:paragraph-rsid="0014d2db"/>
    </style:style>
    <style:style style:name="P6" style:family="paragraph" style:parent-style-name="Standard" style:list-style-name="L1">
      <style:text-properties officeooo:paragraph-rsid="0014d2db"/>
    </style:style>
    <style:style style:name="P7" style:family="paragraph" style:parent-style-name="Standard">
      <style:text-properties officeooo:rsid="0014f139" officeooo:paragraph-rsid="0014f139"/>
    </style:style>
    <style:style style:name="P8" style:family="paragraph" style:parent-style-name="Standard" style:list-style-name="L2">
      <style:text-properties officeooo:rsid="0014f139" officeooo:paragraph-rsid="0014f139"/>
    </style:style>
    <style:style style:name="P9" style:family="paragraph" style:parent-style-name="Standard" style:list-style-name="L3">
      <style:text-properties officeooo:rsid="0014f139" officeooo:paragraph-rsid="0014f139"/>
    </style:style>
    <style:style style:name="P10" style:family="paragraph" style:parent-style-name="Standard">
      <style:text-properties fo:font-size="14pt" fo:font-weight="bold" officeooo:rsid="0014d2db" officeooo:paragraph-rsid="0014d2d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4f139" officeooo:paragraph-rsid="0014f139" style:font-size-asian="14pt" style:font-weight-asian="bold" style:font-size-complex="14pt" style:font-weight-complex="bold"/>
    </style:style>
    <style:style style:name="T1" style:family="text">
      <style:text-properties officeooo:rsid="0014d2d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4f13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y1:</text:p>
      <text:p text:style-name="P4"/>
      <text:list xml:id="list541603882693812252" text:style-name="L1">
        <text:list-item>
          <text:p text:style-name="P5">Installation of Visual Studio 13</text:p>
        </text:list-item>
        <text:list-item>
          <text:p text:style-name="P5">Installation of OpenCV 2.4.9</text:p>
        </text:list-item>
        <text:list-item>
          <text:p text:style-name="P5">Intraduction to digital image and representation of pixels</text:p>
        </text:list-item>
        <text:list-item>
          <text:p text:style-name="P5">Introduction to OpenCV</text:p>
        </text:list-item>
        <text:list-item>
          <text:p text:style-name="P5">Header informations</text:p>
        </text:list-item>
        <text:list-item>
          <text:p text:style-name="P5">Basic image reading and output</text:p>
        </text:list-item>
        <text:list-item>
          <text:p text:style-name="P5">Introduction to BGR , HSV scales</text:p>
        </text:list-item>
        <text:list-item>
          <text:p text:style-name="P6"><text:span text:style-name="T1">Terms or functons:-</text:span></text:p>
          <text:list>
            <text:list-item>
              <text:p text:style-name="P5">imread(name,type<text:span text:style-name="T2">(boolean)</text:span>)</text:p>
            </text:list-item>
            <text:list-item>
              <text:p text:style-name="P5">imshow(window,image)</text:p>
            </text:list-item>
            <text:list-item>
              <text:p text:style-name="P5">Vec3b</text:p>
            </text:list-item>
            <text:list-item>
              <text:p text:style-name="P5">uchar</text:p>
            </text:list-item>
            <text:list-item>
              <text:p text:style-name="P5">Scalar</text:p>
            </text:list-item>
            <text:list-item>
              <text:p text:style-name="P5">namedWindow(name,type)</text:p>
            </text:list-item>
          </text:list>
        </text:list-item>
      </text:list>
      <text:p text:style-name="P4"/>
      <text:p text:style-name="P4"/>
      <text:p text:style-name="P11">Codes:</text:p>
      <text:list xml:id="list4693804171640166057" text:style-name="L2">
        <text:list-item>
          <text:p text:style-name="P8">Read and show image</text:p>
        </text:list-item>
        <text:list-item>
          <text:p text:style-name="P8">Create two rectangles of 300*200 and 100*200</text:p>
        </text:list-item>
      </text:list>
      <text:p text:style-name="P7"/>
      <text:p text:style-name="P11">Assignments:</text:p>
      <text:p text:style-name="P7"/>
      <text:list xml:id="list718873350921514090" text:style-name="L3">
        <text:list-item>
          <text:p text:style-name="P9">Create a chessboard</text:p>
        </text:list-item>
      </text:list>
      <text:p text:style-name="P4"/>
      <text:p text:style-name="P1"/>
      <text:p text:style-name="P1"/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4:35:50.337033408</meta:creation-date>
    <dc:date>2016-12-03T06:29:07.363583023</dc:date>
    <meta:editing-duration>P0D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20" meta:word-count="76" meta:character-count="449" meta:non-whitespace-character-count="410"/>
  </office:meta>
</office:document-meta>
</file>